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2pt solid #000000" style:vertical-align="middle" fo:wrap-option="wrap"/>
      <style:text-properties style:font-name="Times New Roman" style:font-name-asian="Times New Roman" style:font-name-complex="Times New Roman" fo:font-size="10pt" style:font-size-asian="10pt" style:font-size-complex="10pt" fo:font-weight="bold" style:font-weight-asian="bold" style:font-weight-complex="bold" style:font-family-generic="roman"/>
    </style:style>
    <style:style style:name="ce3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fo:wrap-option="wrap"/>
      <style:text-properties style:font-name="Times New Roman" style:font-name-asian="Times New Roman" style:font-name-complex="Times New Roman" fo:font-size="10pt" style:font-size-asian="10pt" style:font-size-complex="10pt" fo:font-weight="bold" style:font-weight-asian="bold" style:font-weight-complex="bold" style:font-family-generic="roman"/>
    </style:style>
    <style:style style:name="ce4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fo:wrap-option="wrap"/>
      <style:text-properties fo:color="#000000" style:font-name="Times New Roman" style:font-name-asian="Times New Roman" style:font-name-complex="Times New Roman" fo:font-size="10pt" style:font-size-asian="10pt" style:font-size-complex="10pt" fo:font-weight="bold" style:font-weight-asian="bold" style:font-weight-complex="bold" style:font-family-generic="roman"/>
    </style:style>
    <style:style style:name="ce5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6" style:family="table-cell" style:parent-style-name="Default" style:data-style-name="N0">
      <style:table-cell-properties fo:border-top="none" fo:border-bottom="2pt solid #000000" fo:border-left="none" fo:border-right="2pt solid #000000" style:vertical-align="middle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7" style:family="table-cell" style:parent-style-name="Default" style:data-style-name="N0">
      <style:table-cell-properties fo:border-top="none" fo:border-bottom="2pt solid #000000" fo:border-left="none" fo:border-right="2pt solid #000000" style:vertical-align="middle" fo:wrap-option="wrap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8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9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 fo:background-color="#FFFFFF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19.4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4.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1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Journal Title / Título del Revista Académica</text:p>
          </table:table-cell>
          <table:table-cell office:value-type="string" table:style-name="ce3">
            <text:p>Journal model / Modelo del Revista Académica</text:p>
          </table:table-cell>
          <table:table-cell office:value-type="string" table:style-name="ce3">
            <text:p>Online ISSN / ISSN en línea</text:p>
          </table:table-cell>
          <table:table-cell office:value-type="string" table:style-name="ce4">
            <text:p>Eligible for Colombia R&amp;P agreement / Elegible para acuerdo R&amp;P Colombia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Adaptation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1755-0645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Aesthetic Surgery Journal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1527-330X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African Affairs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1468-2621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Age And Ageing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1468-2834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Alcohol And Alcoholism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1464-3502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American Entomologist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2155-9902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American Historical Review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1937-5239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American Journal of Clinical Pathology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1943-7722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American Journal of Comparative Law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2326-9197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American Journal Of Epidemiology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1476-6256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American Journal of Health-System Pharmacy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1535-2900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American Journal of Hypertension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1941-7225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American Journal of Legal History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2161-797X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American Law And Economics Review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1465-7260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American Literary History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1468-4365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Analysis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1467-8284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Annals of Behavioral Medicine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1532-4796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Annals Of Botany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1095-8290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Annals of the Entomological Society of America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1938-2901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Annals of Work Exposures and Health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2398-7316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Applied Linguistics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1477-450X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Arbitration International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1875-8398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Archives of Clinical Neuropsychology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1873-5843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Aristotelian Society Supplementary Volume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1467-8349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Behavioral Ecology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1465-7279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Biological Journal of the Linnean Society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1095-8312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Biology of Reproduction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1529-7268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Biometrika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1464-3510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BioScience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1525-3244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Bioscience, Biotechnology, and Biochemistry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1347-6947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Biostatistics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1468-4357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Botanical Journal of the Linnean Society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1095-8339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Brain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1460-2156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British Journal of Aesthetics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1468-2842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British Journal Of Criminology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1464-3529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British Journal of Surgery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1365-2168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British Medical Bulletin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1471-8391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Bulletin of the Institute of Classical Studies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2041-5370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Cambridge Journal Of Economics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1464-3545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Cambridge Journal Of Regions, Economy And Society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1752-1386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Capital Markets Law Journal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1750-7227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Carcinogenesis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1460-2180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Cardiovascular Research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1755-3245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Cerebral Cortex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1460-2199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Chemical Senses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1464-3553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Chinese Journal of International Law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1746-9937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Christian Bioethics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1744-4195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Classical Receptions Journal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1759-5142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Clinical &amp; Experimental Immunology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1365-2249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Clinical Chemistry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1530-8561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Clinical Infectious Diseases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1537-6591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Communication Theory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1468-2885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Communication, Culture and Critique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1753-9137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Community Development Journal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1468-2656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Contemporary Women's Writing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1754-1484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Contributions To Political Economy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1464-3588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Current Legal Problems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2044-8422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Digital Scholarship in the Humanities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2055-768X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Diplomatic History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1467-7709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Diseases of the Esophagus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1442-2050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Early Music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1741-7260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Economic Policy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1468-0327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Elt Journal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1477-4526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Endocrine Reviews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1945-7189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Endocrinology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1945-7170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English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1756-1124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Environmental Entomology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1938-2936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Epidemiologic Reviews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1478-6729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Essays In Criticism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1471-6852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European Heart Journal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1522-9645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European Heart Journal - Cardiovascular Imaging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2047-2412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European Heart Journal - Quality of Care and Clinical Outcomes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2058-1742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European Heart Journal: Acute Cardiovascular Care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2048-8734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European Journal of Cardio-Thoracic Surgery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1873-734X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European Journal of Cardiovascular Nursing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1873-1953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European Journal Of International Law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1464-3596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European Journal of Orthodontics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1460-2210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European Journal of Preventive Cardiology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2047-4881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European Review Of Agricultural Economics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1464-3618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European Review of Economic History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1474-0044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European Sociological Review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1468-2672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Family Practice</text:p>
          </table:table-cell>
          <table:table-cell office:value-type="string" table:style-name="ce6">
            <text:p>Hybrid</text:p>
          </table:table-cell>
          <table:table-cell office:value-type="string" table:style-name="ce8">
            <text:p>1460-2229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FEMS Microbiology Letters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1574-6968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Foreign Policy Analysis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1743-8594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Forestry: An International Journal Of Forest Research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1464-3626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Forum For Modern Language Studies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1471-6860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French History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1477-4542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Genetics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1943-2631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German History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1477-089X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Glycobiology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1460-2423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GRUR International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2632-8550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ealth Education Research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1465-3648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ealth Promotion International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1460-2245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istorical Research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1468-2281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istory Workshop Journal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1477-4569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olocaust And Genocide Studies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1476-7937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uman Communication Research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1468-2958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uman Molecular Genetics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1460-2083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uman Reproduction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1460-2350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uman Reproduction Update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1460-2369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uman Rights Law Review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1744-1021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ICSID Review - Foreign Investment Law Journal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2049-1999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IMA Journal of Applied Mathematics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1464-3634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IMA Journal Of Management Mathematics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1471-6798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Ima Journal Of Mathematical Control And Information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1471-6887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Ima Journal Of Numerical Analysis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1464-3642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Industrial And Corporate Change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1464-3650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Industrial Law Journal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1464-3669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Inflammatory Bowel Diseases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1536-4844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Information and Inference: a journal of the IMA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2049-8772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Insect Systematics and Diversity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2399-3421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Integrative And Comparative Biology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1557-7023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Integrative Biology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1757-9708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Interacting with Computers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1873-7951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International Affairs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1468-2346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International Data Privacy Law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2044-4001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International Immunology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1460-2377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International Journal For Quality In Health Care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1464-3677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International Journal Of Constitutional Law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1474-2659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International Journal Of Epidemiology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1464-3685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International Journal Of Law And Information Technology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1464-3693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International Journal Of Law, Policy And The Family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1464-3707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International Journal Of Lexicography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1477-4577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International Journal of Pharmacy Practice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2042-7174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International Journal Of Public Opinion Research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1471-6909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International Journal Of Refugee Law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1464-3715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International Journal Of Transitional Justice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1752-7724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International Mathematics Research Notices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1687-0247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International Political Sociology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1749-5687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International Relations Of The Asia-pacific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1470-4838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International Studies Perspectives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1528-3585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International Studies Quarterly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1468-2478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International Studies Review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1468-2486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ISLE: Interdisciplinary Studies in Literature and Environment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1759-1090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Japanese Journal Of Clinical Oncology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1465-3621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Journal Of African Economies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1464-3723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Journal of Analytical Toxicology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1945-2403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Journal of Animal Science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1525-3163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Journal of Antimicrobial Chemotherapy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1460-2091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Journal of Antitrust Enforcement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2050-0696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Journal of AOAC International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1944-7922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Journal of Breast Imaging</text:p>
          </table:table-cell>
          <table:table-cell office:value-type="string" table:style-name="ce6">
            <text:p>Hybrid</text:p>
          </table:table-cell>
          <table:table-cell office:value-type="string" table:style-name="ce8">
            <text:p>2631-6129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Journal of Burn Care &amp; Research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1559-0488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Journal of Chromatographic Science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1945-239X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Journal of Church and State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2040-4867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Journal of Communication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1460-2466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Journal Of Competition Law &amp; Economics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1744-6422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Journal of Complex Networks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2051-1329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Journal Of Conflict And Security Law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1467-7962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Journal of Consumer Research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1537-5277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Journal of Crohn’s and Colitis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1876-4479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Journal of Crustacean Biology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1937-240X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Journal Of Deaf Studies And Deaf Education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1465-7325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Journal Of Design History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1741-7279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Journal of Economic Entomology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1938-291X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Journal Of Economic Geography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1468-2710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Journal Of Environmental Law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1464-374X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Journal of European Competition Law and Practice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2041-7772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Journal Of Experimental Botany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1460-2431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Journal Of Financial Econometrics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1479-8417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Journal of Financial Regulation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2053-4841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Journal of Global Security Studies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2057-3189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Journal Of Heredity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1465-7333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Journal of Hindu Studies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1756-4263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Journal of Human Rights Practice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1757-9627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Journal Of Intellectual Property Law and Practice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1747-1540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Journal Of International Criminal Justice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1478-1395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Journal of International Dispute Settlement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2040-3593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Journal Of International Economic Law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1464-3758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Journal of Language Evolution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2058-458X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Journal Of Logic And Computation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1465-363X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Journal of Mammalogy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1545-1542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Journal of Medical Entomology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1938-2928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Journal of Medicine and Philosophy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1744-5019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Journal Of Molluscan Studies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1464-3766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Journal of Music Therapy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2053-7395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Journal of Neuropathology and Experimental Neurology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1554-6578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Journal Of Pediatric Psychology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1465-735X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Journal Of Petrology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1460-2415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Journal of Pharmaceutical Health Services Research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1759-8893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Journal of Pharmacy and Pharmacology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2042-7158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Journal Of Plankton Research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1464-3774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Journal of Professions and Organization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2051-8811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Journal Of Public Administration Research And Theory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1477-9803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Journal Of Public Health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1741-3850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Journal Of Refugee Studies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1471-6925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Journal Of Semantics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1477-4593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Journal Of Semitic Studies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1477-8556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Journal of Social History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1527-1897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Journal of Survey Statistics and Methodology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2325-0992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Journal Of The American Academy Of Religion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1477-4585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Journal of the American Medical Informatics Association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1527-974X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Journal of the European Economic Association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1542-4774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Journal Of The History Of Collections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1477-8564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Journal Of The History Of Medicine And Allied Sciences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1468-4373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Journal of the National Cancer Institute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1460-2105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Journal of the Pediatric Infectious Diseases Society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2048-7207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Journal Of Theological Studies</text:p>
          </table:table-cell>
          <table:table-cell office:value-type="string" table:style-name="ce6">
            <text:p>Hybrid</text:p>
          </table:table-cell>
          <table:table-cell office:value-type="string" table:style-name="ce8">
            <text:p>1477-4607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Journal of Travel Medicine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1708-8305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Journal Of Tropical Pediatrics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1465-3664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Journal of Victorian Culture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1750-0133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Journal of World Energy Law &amp; Business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1754-9965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Journals of Gerontology Series A: Biomedical Sciences and Medical Sciences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1758-535X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Journals of Gerontology Series B: Psychological Sciences and Social Sciences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1758-5368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Laboratory Medicine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1943-7730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Law, Probability and Risk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1470-840X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Leo Baeck Institute Year Book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1758-437X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Literary Imagination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1752-6566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Literature And Theology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1477-4623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Logic Journal Of The Igpl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1368-9894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London Review of International Law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2050-6333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Mammalian Species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1545-1410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Mathematical Medicine And Biology: A Journal Of The Ima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1477-8602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Medical Law Review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1464-3790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Medical Mycology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1460-2709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MELUS: Multi-Ethnic Literature of the United States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1946-3170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Metallomics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1756-591X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Microscopy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2050-5701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Migration Studies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2049-5846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Military Medicine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1930-613X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Mind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1460-2113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Modern British History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1477-4674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Modern Rheumatology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1439-7609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Modern Rheumatology Case Reports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2472-5625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Molecular Human Reproduction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1460-2407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Music &amp; Letters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1477-4631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9">
            <text:p>Music Theory Spectrum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1533-8339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Music Therapy Perspectives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2053-7387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Mutagenesis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1464-3804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Nephrology Dialysis Transplantation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1460-2385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Neuro-Oncology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1523-5866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Neuro-Oncology Practice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2054-2585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Nicotine &amp; Tobacco Research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1469-994X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Notes And Queries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1471-6941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Nutrition Reviews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1753-4887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Occupational Medicine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1471-8405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Ornithological Applications (formerly the Condor)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1938-5129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Ornithology (formerly The Auk)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1938-4254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Oxford Art Journal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1741-7287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Oxford Economic Papers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1464-3812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Oxford Journal of Law and Religion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2047-0789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Oxford Journal Of Legal Studies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1464-3820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Oxford Review Of Economic Policy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1460-2121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Paediatrics &amp; Child Health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1918-1485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Pain Medicine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1526-4637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Parliamentary Affairs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1460-2482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Past &amp; Present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1477-464X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Perspectives on Public Management and Governance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2398-4929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Philosophia Mathematica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1744-6406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Physical Therapy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1538-6724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Plant And Cell Physiology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1471-9053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Plant Physiology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1532-2548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Policing: A Journal Of Policy And Practice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1752-4520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Proceedings of the Aristotelian Society</text:p>
          </table:table-cell>
          <table:table-cell office:value-type="string" table:style-name="ce6">
            <text:p>Hybrid</text:p>
          </table:table-cell>
          <table:table-cell office:value-type="string" table:style-name="ce8">
            <text:p>1467-9264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Protein Engineering, Design, and Selection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1741-0134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Public Health Ethics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1754-9981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Public Opinion Quarterly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1537-5331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Public Policy &amp; Aging Report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2053-4892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Publications of the Astronomical Society of Japan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2053-051X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Publius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1747-7107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Qjm: An International Journal Of Medicine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1460-2393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Quarterly Journal Of Mechanics And Applied Mathematics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1464-3855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Radiation Protection Dosimetry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1742-3406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Refugee Survey Quarterly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1471-695X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Research Evaluation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1471-5449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Review of Asset Pricing Studies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2045-9939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Review of Corporate Finance Studies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2046-9136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Review of Economic Studies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1467-937X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Review Of English Studies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1471-6968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Review Of Finance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1573-692X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Rheumatology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1462-0332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Schizophrenia Bulletin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1745-1701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Science and Public Policy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1471-5430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Screen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1460-2474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SLEEP</text:p>
          </table:table-cell>
          <table:table-cell office:value-type="string" table:style-name="ce6">
            <text:p>Hybrid</text:p>
          </table:table-cell>
          <table:table-cell office:value-type="string" table:style-name="ce8">
            <text:p>1550-9109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Social Forces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1534-7605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Social History Of Medicine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1477-4666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Social Politics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1468-2893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Social Problems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1533-8533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Social Science Japan Journal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1468-2680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Socio-Economic Review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1475-147X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Sociology of Religion: A Quarterly Review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1759-8818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Statute Law Review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1464-3863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Stem Cells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1549-4918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Systematic Biology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1076-836X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Teaching Mathematics and Its Applications: International Journal of the IMA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1471-6976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The American Journal of Jurisprudence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2049-6494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The British Journal Of Social Work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1468-263X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The British Yearbook of International Law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2044-9437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The Cambridge Quarterly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1471-6836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The Chinese Journal of Comparative Law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2050-4810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The Chinese Journal Of International Politics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1750-8924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The Computer Journal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1460-2067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The Econometrics Journal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1368-423X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The Economic Journal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1468-0297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The English Historical Review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1477-4534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The Gerontologist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1758-5341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The Journal of Aesthetics and Art Criticism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1540-6245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The Journal of Applied Laboratory Medicine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2475-7241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The Journal Of Biochemistry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1756-2651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The Journal of Clinical Endocrinology &amp; Metabolism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1945-7197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The Journal of Infectious Diseases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1537-6613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The Journal Of Law, Economics, And Organization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1465-7341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The Library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1744-8581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The Monist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2153-3601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The Musical Quarterly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1741-8399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The Opera Quarterly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1476-2870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The Philosophical Quarterly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1467-9213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The Plant Cell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1532-298X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The Quarterly Journal of Economics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1531-4650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The Quarterly Journal Of Mathematics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1464-3847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The Review Of Financial Studies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1465-7368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The World Bank Economic Review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1564-698X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The World Bank Research Observer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1564-6971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Toxicological Sciences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1096-0929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Toxicology Research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2045-4538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Transactions of the Royal Society of Tropical Medicine and Hygiene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1878-3503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Translational Behavioral Medicine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1613-9860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Tree Physiology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1758-4469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Trusts &amp; Trustees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1752-2110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Uniform Law Review/Revue De Droit Uniforme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2050-9065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Work, Aging and Retirement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2054-4650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Yearbook of European Law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2045-0044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Yearbook of International Environmental Law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2045-0052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Year's Work In Critical And Cultural Theory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1471-681X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Year's Work In English Studies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1471-6801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Zoological Journal of the Linnean Society</text:p>
          </table:table-cell>
          <table:table-cell office:value-type="string" table:style-name="ce6">
            <text:p>Hybrid</text:p>
          </table:table-cell>
          <table:table-cell office:value-type="string" table:style-name="ce6">
            <text:p>1096-3642</text:p>
          </table:table-cell>
          <table:table-cell office:value-type="string" table:style-name="ce7">
            <text:p>yes</text:p>
          </table:table-cell>
          <table:table-cell table:number-columns-repeated="16380"/>
        </table:table-row>
        <table:table-row table:number-rows-repeated="1048248" table:style-name="ro3">
          <table:table-cell table:number-columns-repeated="16384"/>
        </table:table-row>
      </table:table>
      <table:database-ranges>
        <table:database-range table:target-range-address="Hoja1.A1:Hoja1.D328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 Excel Online</meta:generator>
    <dc:title/>
    <dc:description/>
    <dc:subject/>
    <meta:initial-creator>DELL G15</meta:initial-creator>
    <dc:creator/>
    <meta:creation-date>2025-01-31T19:55:02Z</meta:creation-date>
    <dc:date>2025-03-12T20:15:09Z</dc:date>
    <meta:user-defined meta:name="ContentTypeId">0x0101001F9423B7A0F58E42B6EAE305ED08656B</meta:user-defined>
    <meta:user-defined meta:name="MediaServiceImageTags"/>
  </office:meta>
</office:document-meta>
</file>